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1.A2" style:family="table-cell">
      <style:table-cell-properties style:vertical-align="top" fo:padding="0.0417in" fo:border="1pt solid #000000"/>
    </style:style>
    <style:style style:name="P1" style:family="paragraph" style:parent-style-name="Standard" style:master-page-name="">
      <style:paragraph-properties fo:line-height="150%" style:page-number="auto" fo:break-before="auto" fo:break-after="auto" style:writing-mode="lr-tb"/>
      <style:text-properties style:font-name="Droid Sans" fo:font-style="normal" style:font-style-asian="normal" style:font-style-complex="normal"/>
    </style:style>
    <style:style style:name="P2"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4"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officeooo:rsid="00090b0d" officeooo:paragraph-rsid="00090b0d"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7" style:family="paragraph" style:parent-style-name="Standard">
      <style:paragraph-properties fo:line-height="150%" fo:text-align="justify" style:justify-single-word="false" fo:break-before="auto" fo:break-after="auto" style:writing-mode="lr-tb"/>
      <style:text-properties style:font-name="Droid San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line-height="150%"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9" style:family="paragraph" style:parent-style-name="Standard">
      <style:paragraph-properties fo:line-height="150%" fo:break-before="auto" fo:break-after="auto" style:writing-mode="lr-tb"/>
      <style:text-properties style:font-name="Droid Sans" fo:font-style="normal" style:font-style-asian="normal" style:font-style-complex="normal"/>
    </style:style>
    <style:style style:name="P10" style:family="paragraph" style:parent-style-name="Standard">
      <style:paragraph-properties fo:line-height="150%" fo:text-align="justify" style:justify-single-word="false" fo:break-before="auto" fo:break-after="auto" style:writing-mode="lr-tb"/>
      <style:text-properties style:font-name="Droid Sans" fo:font-style="normal" style:font-style-asian="normal" style:font-style-complex="normal"/>
    </style:style>
    <style:style style:name="P11" style:family="paragraph" style:parent-style-name="Title">
      <style:paragraph-properties fo:line-height="150%" fo:text-align="center" style:justify-single-word="false" fo:break-before="auto" fo:break-after="auto" style:writing-mode="lr-tb"/>
      <style:text-properties style:font-name="Droid Sans" fo:font-style="normal" style:font-style-asian="normal" style:font-style-complex="normal"/>
    </style:style>
    <style:style style:name="P12"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3"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14" style:family="paragraph" style:parent-style-name="Standard">
      <style:paragraph-properties fo:margin-top="0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15"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16" style:family="paragraph" style:parent-style-name="Standard">
      <style:paragraph-properties fo:margin-top="0in" fo:margin-bottom="0.0835in" loext:contextual-spacing="false" fo:line-height="150%" fo:break-before="auto" fo:break-after="auto" style:writing-mode="lr-tb"/>
      <style:text-properties style:font-name="Droid Sans" fo:font-style="normal" style:font-style-asian="normal" style:font-style-complex="normal"/>
    </style:style>
    <style:style style:name="P17"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18"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53fe" officeooo:paragraph-rsid="000a53fe" style:font-style-asian="normal" style:font-weight-asian="bold" style:font-style-complex="normal" style:font-weight-complex="bold"/>
    </style:style>
    <style:style style:name="P19" style:family="paragraph" style:parent-style-name="Standard">
      <style:paragraph-properties fo:margin-top="0in" fo:margin-bottom="0.0835in" loext:contextual-spacing="false" fo:line-height="150%" fo:text-align="justify" style:justify-single-word="false" style:writing-mode="lr-tb"/>
      <style:text-properties style:font-name="Droid Sans" fo:font-style="normal" fo:font-weight="bold" officeooo:rsid="000a9bd7" officeooo:paragraph-rsid="000a9bd7" style:font-style-asian="normal" style:font-weight-asian="bold" style:font-style-complex="normal" style:font-weight-complex="bold"/>
    </style:style>
    <style:style style:name="P20"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tyle="normal" style:font-style-asian="normal" style:font-style-complex="normal"/>
    </style:style>
    <style:style style:name="P21" style:family="paragraph" style:parent-style-name="Standard">
      <style:paragraph-properties fo:line-height="150%" fo:text-align="justify" style:justify-single-word="false" style:writing-mode="lr-tb"/>
      <style:text-properties style:font-name="Droid Sans" fo:font-style="normal" style:font-style-asian="normal" style:font-style-complex="normal"/>
    </style:style>
    <style:style style:name="P22" style:family="paragraph" style:parent-style-name="Title">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23" style:family="paragraph" style:parent-style-name="Title">
      <style:paragraph-properties fo:line-height="150%" fo:break-before="page" style:writing-mode="lr-tb"/>
      <style:text-properties style:font-name="Droid Sans" fo:font-style="normal" style:font-style-asian="normal" style:font-style-complex="normal"/>
    </style:style>
    <style:style style:name="P24" style:family="paragraph" style:parent-style-name="Title">
      <style:paragraph-properties fo:line-height="150%" fo:text-align="center" style:justify-single-word="false" fo:break-before="page" style:writing-mode="lr-tb"/>
      <style:text-properties style:font-name="Droid Sans" fo:font-style="normal" style:font-style-asian="normal" style:font-style-complex="normal"/>
    </style:style>
    <style:style style:name="P25" style:family="paragraph" style:parent-style-name="Standard" style:master-page-name="Standard">
      <style:paragraph-properties fo:line-height="115%" fo:text-align="center" style:justify-single-word="false" style:page-number="auto" fo:break-before="auto" fo:break-after="auto" style:writing-mode="lr-tb"/>
    </style:style>
    <style:style style:name="P26" style:family="paragraph" style:parent-style-name="Standard">
      <style:paragraph-properties fo:margin-top="0.1665in" fo:margin-bottom="0in" loext:contextual-spacing="false" fo:line-height="150%" fo:text-align="center" style:justify-single-word="false" fo:break-before="auto" fo:break-after="auto" style:writing-mode="lr-tb"/>
      <style:text-properties style:font-name="Droid Sans" fo:font-size="18pt" fo:font-style="normal" fo:font-weight="bold" style:font-name-asian="Cambria" style:font-size-asian="18pt" style:font-style-asian="normal" style:font-weight-asian="bold" style:font-name-complex="Cambria" style:font-size-complex="18pt" style:font-style-complex="normal" style:font-weight-complex="bold"/>
    </style:style>
    <style:style style:name="P27" style:family="paragraph" style:parent-style-name="Standard">
      <style:paragraph-properties fo:margin-top="0.1665in" fo:margin-bottom="0.0835in" loext:contextual-spacing="false" fo:line-height="150%" fo:text-align="center" style:justify-single-word="false" fo:break-before="auto" fo:break-after="auto" style:writing-mode="lr-tb"/>
      <style:text-properties style:font-name="Droid Sans" fo:font-size="14pt" fo:font-style="normal" style:font-name-asian="Cambria" style:font-size-asian="14pt" style:font-style-asian="normal" style:font-name-complex="Cambria" style:font-size-complex="14pt" style:font-style-complex="normal"/>
    </style:style>
    <style:style style:name="P28" style:family="paragraph" style:parent-style-name="Standard">
      <style:paragraph-properties fo:margin-top="0in" fo:margin-bottom="0.0835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29" style:family="paragraph" style:parent-style-name="Standard">
      <style:paragraph-properties fo:margin-top="0in" fo:margin-bottom="0.0835in" loext:contextual-spacing="false" fo:line-height="150%" fo:text-align="center" style:justify-single-word="false"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30" style:family="paragraph" style:parent-style-name="Standard">
      <style:paragraph-properties fo:margin-top="0in" fo:margin-bottom="0.0835in" loext:contextual-spacing="false" fo:line-height="150%" fo:break-before="auto" fo:break-after="auto" style:writing-mode="lr-tb"/>
      <style:text-properties style:font-name="Droid Sans"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P31" style:family="paragraph" style:parent-style-name="Standard">
      <style:paragraph-properties fo:margin-top="0in" fo:margin-bottom="0.0835in" loext:contextual-spacing="false" fo:line-height="150%" fo:break-before="auto" fo:break-after="auto" style:writing-mode="lr-tb"/>
      <style:text-properties fo:color="#cc0000" style:font-name="Droid Sans" fo:font-size="12pt" fo:font-style="normal" style:font-name-asian="Verdana" style:font-size-asian="12pt" style:font-style-asian="normal" style:font-name-complex="Verdana" style:font-size-complex="12pt" style:font-style-complex="normal"/>
    </style:style>
    <style:style style:name="P32" style:family="paragraph" style:parent-style-name="Standard">
      <style:paragraph-properties fo:margin-top="0in" fo:margin-bottom="0.0835in" loext:contextual-spacing="false" fo:line-height="150%" fo:text-align="justify" style:justify-single-word="false" fo:break-before="auto" fo:break-after="auto" style:writing-mode="lr-tb"/>
      <style:text-properties fo:color="#cc0000" style:font-name="Droid Sans" fo:font-size="12pt" fo:font-style="normal" style:font-name-asian="Verdana" style:font-size-asian="12pt" style:font-style-asian="normal" style:font-name-complex="Verdana" style:font-size-complex="12pt" style:font-style-complex="normal"/>
    </style:style>
    <style:style style:name="P33"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34"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officeooo:rsid="00090b0d" style:font-name-asian="Verdana" style:font-size-asian="12pt" style:font-style-asian="normal" style:font-name-complex="Verdana" style:font-size-complex="12pt" style:font-style-complex="normal"/>
    </style:style>
    <style:style style:name="P35" style:family="paragraph" style:parent-style-name="Standard">
      <style:paragraph-properties fo:margin-top="0in" fo:margin-bottom="0.0835in" loext:contextual-spacing="false" fo:line-height="150%" fo:text-align="justify" style:justify-single-word="false" style:writing-mode="lr-tb"/>
      <style:text-properties style:font-name="Droid Sans" fo:font-size="12pt" fo:font-style="normal" fo:font-weight="normal" officeooo:rsid="000a9bd7" officeooo:paragraph-rsid="000a9bd7" style:font-name-asian="Verdana" style:font-size-asian="12pt" style:font-style-asian="normal" style:font-weight-asian="normal" style:font-name-complex="Verdana" style:font-size-complex="12pt" style:font-style-complex="normal" style:font-weight-complex="normal"/>
    </style:style>
    <style:style style:name="P36"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fo:break-before="auto" fo:break-after="auto" style:writing-mode="lr-tb"/>
      <style:text-properties fo:color="#000000" style:text-line-through-style="none" style:text-line-through-type="none" style:font-name="Droid Sans"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37" style:family="paragraph" style:parent-style-name="Standard">
      <style:paragraph-properties fo:line-height="150%" fo:text-align="justify" style:justify-single-word="false" fo:break-before="auto" fo:break-after="auto" style:writing-mode="lr-tb"/>
      <style:text-properties style:font-name="Droid Sans" fo:font-size="12pt" fo:font-style="normal" style:font-size-asian="12pt" style:font-style-asian="normal" style:font-size-complex="12pt" style:font-style-complex="normal"/>
    </style:style>
    <style:style style:name="P38" style:family="paragraph" style:parent-style-name="Standard">
      <style:paragraph-properties fo:line-height="150%" fo:text-align="justify" style:justify-single-word="false" fo:break-before="auto" fo:break-after="auto" style:writing-mode="lr-tb"/>
      <style:text-properties fo:color="#cc0000" style:font-name="Droid Sans" fo:font-size="12pt" fo:font-style="normal" style:font-name-asian="Verdana" style:font-size-asian="12pt" style:font-style-asian="normal" style:font-name-complex="Verdana" style:font-size-complex="12pt" style:font-style-complex="normal"/>
    </style:style>
    <style:style style:name="P39" style:family="paragraph" style:parent-style-name="Standard" style:list-style-name="LS1">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0" style:family="paragraph" style:parent-style-name="Standard" style:list-style-name="LS2">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1" style:family="paragraph" style:parent-style-name="Standard" style:list-style-name="LS5">
      <style:paragraph-properties fo:margin-top="0in" fo:margin-bottom="0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42" style:family="paragraph" style:parent-style-name="Standard" style:list-style-name="LS2">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43" style:family="paragraph" style:parent-style-name="Standard" style:list-style-name="LS4">
      <style:paragraph-properties fo:margin-top="0in" fo:margin-bottom="0in" loext:contextual-spacing="false" fo:line-height="150%" fo:break-before="auto" fo:break-after="auto" style:writing-mode="lr-tb"/>
      <style:text-properties style:font-name="Droid Sans" fo:font-style="normal" style:font-style-asian="normal" style:font-style-complex="normal"/>
    </style:style>
    <style:style style:name="P44" style:family="paragraph" style:parent-style-name="Standard" style:list-style-name="LS3">
      <style:paragraph-properties fo:margin-top="0in" fo:margin-bottom="0in" loext:contextual-spacing="false" fo:line-height="150%" fo:break-before="auto" fo:break-after="auto" style:writing-mode="lr-tb"/>
      <style:text-properties style:font-name="Droid Sans" fo:font-size="12pt" fo:font-style="normal" style:font-name-asian="Verdana" style:font-size-asian="12pt" style:font-style-asian="normal" style:font-name-complex="Verdana" style:font-size-complex="12pt" style:font-style-complex="normal"/>
    </style:style>
    <style:style style:name="P45" style:family="paragraph" style:parent-style-name="Standard" style:list-style-name="LS4">
      <style:paragraph-properties fo:margin-top="0in" fo:margin-bottom="0in" loext:contextual-spacing="false" fo:line-height="150%" style:writing-mode="lr-tb"/>
      <style:text-properties style:font-name="Droid Sans" fo:font-style="normal" style:font-style-asian="normal" style:font-style-complex="normal"/>
    </style:style>
    <style:style style:name="P46" style:family="paragraph" style:parent-style-name="Standard" style:list-style-name="LS6">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47" style:family="paragraph" style:parent-style-name="Standard" style:list-style-name="LS7">
      <style:paragraph-properties fo:margin-left="0in" fo:margin-right="0in" fo:margin-top="0in" fo:margin-bottom="0in" loext:contextual-spacing="false" fo:line-height="150%" fo:text-indent="0.25in" style:auto-text-indent="false" fo:break-before="auto" fo:break-after="auto" style:writing-mode="lr-tb"/>
      <style:text-properties style:font-name="Droid Sans" fo:font-size="10pt" fo:font-style="normal" style:font-name-asian="Verdana" style:font-size-asian="10pt" style:font-style-asian="normal" style:font-name-complex="Verdana" style:font-size-complex="10pt" style:font-style-complex="normal"/>
    </style:style>
    <style:style style:name="P48"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25in" style:auto-text-indent="false" fo:break-before="auto" fo:break-after="auto" fo:keep-with-next="auto"/>
      <style:text-properties fo:color="#000000" style:text-outline="false" style:font-name="Droid Sans" fo:font-size="11pt" fo:text-shadow="none" fo:font-weight="normal" officeooo:rsid="001e0ad9" officeooo:paragraph-rsid="000c3841" fo:background-color="transparent" style:font-size-asian="11pt" style:font-weight-asian="normal" style:font-size-complex="11pt" style:font-weight-complex="normal"/>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25in" style:auto-text-indent="false" fo:keep-with-next="auto"/>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50"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fo:font-weight="bold" officeooo:paragraph-rsid="000c3841" fo:background-color="transparent" style:font-size-asian="10.5pt" style:font-weight-asian="bold" style:font-size-complex="10.5pt" style:font-weight-complex="bold"/>
    </style:style>
    <style:style style:name="P51"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52" style:family="paragraph" style:parent-style-name="Standard">
      <style:paragraph-properties fo:margin-left="0in" fo:margin-right="0in" fo:margin-top="0in" fo:margin-bottom="0in" loext:contextual-spacing="false" fo:line-height="115%" fo:text-align="justify" style:justify-single-word="false" fo:orphans="0" fo:widows="0" fo:text-indent="0.25in" style:auto-text-indent="false"/>
      <style:text-properties fo:color="#000000" style:font-name="Droid Sans" fo:font-size="10.5pt" officeooo:paragraph-rsid="000c3841" fo:background-color="transparent" style:font-size-asian="10.5pt" style:font-size-complex="10.5pt"/>
    </style:style>
    <style:style style:name="P53"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P54" style:family="paragraph" style:parent-style-name="Standard">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55" style:family="paragraph" style:parent-style-name="Heading_20_1">
      <style:paragraph-properties fo:margin-top="0.3335in" fo:margin-bottom="0.0835in" loext:contextual-spacing="false" fo:line-height="150%" fo:break-before="auto" fo:break-after="auto" style:writing-mode="lr-tb"/>
      <style:text-properties style:font-name="Droid Sans" fo:font-style="normal" style:font-style-asian="normal" style:font-style-complex="normal"/>
    </style:style>
    <style:style style:name="P56" style:family="paragraph" style:parent-style-name="Heading_20_1">
      <style:paragraph-properties fo:margin-top="0.3335in" fo:margin-bottom="0.0835in" loext:contextual-spacing="false" fo:line-height="150%" fo:break-before="page" fo:padding="0in" fo:border-left="none" fo:border-right="none" fo:border-top="none" fo:border-bottom="1.5pt solid #808080"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57" style:family="paragraph" style:parent-style-name="Heading_20_1">
      <style:paragraph-properties fo:line-height="150%" fo:break-before="auto" fo:break-after="auto" style:writing-mode="lr-tb"/>
      <style:text-properties style:font-name="Droid Sans" fo:font-style="normal" style:font-style-asian="normal" style:font-style-complex="normal"/>
    </style:style>
    <style:style style:name="P58" style:family="paragraph" style:parent-style-name="Heading_20_1">
      <style:paragraph-properties fo:margin-top="0.3335in" fo:margin-bottom="0in" loext:contextual-spacing="false" fo:line-height="150%" fo:break-before="auto" fo:break-after="auto" style:writing-mode="lr-tb"/>
      <style:text-properties style:font-name="Droid Sans" fo:font-style="normal" style:font-style-asian="normal" style:font-style-complex="normal"/>
    </style:style>
    <style:style style:name="P59" style:family="paragraph" style:parent-style-name="Heading_20_1">
      <style:paragraph-properties fo:margin-top="0.1665in" fo:margin-bottom="0.0835in" loext:contextual-spacing="false" fo:line-height="150%" fo:break-before="auto" fo:break-after="auto" style:writing-mode="lr-tb"/>
      <style:text-properties style:font-name="Droid Sans"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P60" style:family="paragraph" style:parent-style-name="Heading_20_2">
      <style:paragraph-properties fo:margin-top="0.25in" fo:margin-bottom="0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1" style:family="paragraph" style:parent-style-name="Heading_20_2">
      <style:paragraph-properties fo:margin-top="0.25in" fo:margin-bottom="0.0555in" loext:contextual-spacing="false" fo:line-height="150%" fo:text-align="justify" style:justify-single-word="false" fo:break-before="auto" fo:break-after="auto" style:writing-mode="lr-tb"/>
      <style:text-properties style:font-name="Droid Sans" fo:font-style="normal" style:font-style-asian="normal" style:font-style-complex="normal"/>
    </style:style>
    <style:style style:name="P62" style:family="paragraph" style:parent-style-name="Heading_20_2">
      <style:paragraph-properties fo:margin-top="0.25in" fo:margin-bottom="0.055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3" style:family="paragraph" style:parent-style-name="Heading_20_2">
      <style:paragraph-properties fo:margin-top="0.166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4" style:family="paragraph" style:parent-style-name="Heading_20_2">
      <style:paragraph-properties fo:margin-top="0.1665in" fo:margin-bottom="0.0555in" loext:contextual-spacing="false" fo:line-height="150%" fo:break-before="auto" fo:break-after="auto" fo:padding="0in" fo:border-left="none" fo:border-right="none" fo:border-top="none" fo:border-bottom="1.5pt solid #808080"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5" style:family="paragraph" style:parent-style-name="Heading_20_2">
      <style:paragraph-properties fo:margin-top="0.25in" fo:margin-bottom="0.0835in" loext:contextual-spacing="false" fo:line-height="150%" fo:break-before="auto" fo:break-after="auto" style:writing-mode="lr-tb"/>
      <style:text-properties style:font-name="Droid Sans" fo:font-size="14pt" fo:font-style="normal" style:font-name-asian="Arial" style:font-size-asian="14pt" style:font-style-asian="normal" style:font-name-complex="Arial" style:font-size-complex="14pt" style:font-style-complex="normal"/>
    </style:style>
    <style:style style:name="P66"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writing-mode="lr-tb"/>
      <style:text-properties fo:color="#000000" style:font-name="Droid Sans" fo:font-size="10.5pt" fo:font-style="normal" fo:font-weight="bold" officeooo:rsid="001e0ad9" officeooo:paragraph-rsid="000c3841" fo:background-color="transparent" style:font-size-asian="10.5pt" style:font-style-asian="normal" style:font-weight-asian="bold" style:font-size-complex="10.5pt" style:font-style-complex="normal" style:font-weight-complex="bold"/>
    </style:style>
    <style:style style:name="P67"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6bf7" officeooo:paragraph-rsid="000c3841" fo:background-color="transparent" style:font-size-asian="10.5pt" style:font-weight-asian="bold" style:font-size-complex="10.5pt" style:font-weight-complex="bold"/>
    </style:style>
    <style:style style:name="P68"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bold" officeooo:rsid="001e0ad9" officeooo:paragraph-rsid="000c3841" fo:background-color="transparent" style:font-size-asian="10.5pt" style:font-weight-asian="bold" style:font-size-complex="10.5pt" style:font-weight-complex="bold"/>
    </style:style>
    <style:style style:name="P69"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e6bf7" officeooo:paragraph-rsid="000c3841" fo:background-color="transparent" style:font-size-asian="10.5pt" style:font-weight-asian="normal" style:font-size-complex="10.5pt" style:font-weight-complex="normal"/>
    </style:style>
    <style:style style:name="P70"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fo:font-weight="normal" officeooo:rsid="001f123b" officeooo:paragraph-rsid="000c3841" fo:background-color="transparent" style:font-size-asian="10.5pt" style:font-weight-asian="normal" style:font-size-complex="10.5pt" style:font-weight-complex="normal"/>
    </style:style>
    <style:style style:name="P71" style:family="paragraph" style:parent-style-name="Preformatted_20_Text">
      <style:paragraph-properties fo:margin-left="0in" fo:margin-right="0in" fo:margin-top="0in" fo:margin-bottom="0in" loext:contextual-spacing="false" fo:line-height="115%" fo:text-align="start" style:justify-single-word="false" fo:orphans="0" fo:widows="0" fo:text-indent="0.25in" style:auto-text-indent="false"/>
      <style:text-properties fo:color="#000000" style:font-name="Droid Sans" fo:font-size="10.5pt" officeooo:rsid="001e0ad9" officeooo:paragraph-rsid="000c3841" fo:background-color="transparent" style:font-size-asian="10.5pt" style:font-size-complex="10.5pt"/>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fo:font-size="12pt" style:font-name-asian="Verdana" style:font-size-asian="12pt" style:font-name-complex="Verdana" style:font-size-complex="12pt"/>
    </style:style>
    <style:style style:name="T3" style:family="text">
      <style:text-properties fo:font-size="12pt" officeooo:rsid="00090b0d" style:font-name-asian="Verdana" style:font-size-asian="12pt" style:font-name-complex="Verdana" style:font-size-complex="12pt"/>
    </style:style>
    <style:style style:name="T4" style:family="text">
      <style:text-properties fo:font-size="12pt" fo:font-weight="normal" style:font-name-asian="Verdana" style:font-size-asian="12pt" style:font-weight-asian="normal" style:font-name-complex="Verdana" style:font-size-complex="12pt" style:font-weight-complex="normal"/>
    </style:style>
    <style:style style:name="T5" style:family="text">
      <style:text-properties fo:font-size="12pt" fo:font-weight="normal" officeooo:rsid="00090b0d" style:font-name-asian="Verdana" style:font-size-asian="12pt" style:font-weight-asian="normal" style:font-name-complex="Verdana" style:font-size-complex="12pt" style:font-weight-complex="normal"/>
    </style:style>
    <style:style style:name="T6" style:family="text">
      <style:text-properties fo:font-size="12pt" fo:font-weight="normal" officeooo:rsid="001f123b" style:font-name-asian="Verdana" style:font-size-asian="12pt" style:font-weight-asian="normal" style:font-name-complex="Verdana" style:font-size-complex="12pt" style:font-weight-complex="normal"/>
    </style:style>
    <style:style style:name="T7" style:family="text">
      <style:text-properties fo:font-size="12pt" style:text-underline-style="solid" style:text-underline-width="auto" style:text-underline-color="font-color" style:font-name-asian="Verdana" style:font-size-asian="12pt" style:font-name-complex="Verdana" style:font-size-complex="12pt"/>
    </style:style>
    <style:style style:name="T8" style:family="text">
      <style:text-properties fo:font-size="12pt" fo:font-weight="bold" style:font-name-asian="Verdana" style:font-size-asian="12pt" style:font-weight-asian="bold" style:font-name-complex="Verdana" style:font-size-complex="12pt" style:font-weight-complex="bold"/>
    </style:style>
    <style:style style:name="T9" style:family="text">
      <style:text-properties fo:font-size="18pt" fo:font-weight="bold" style:font-name-asian="Cambria" style:font-size-asian="18pt" style:font-weight-asian="bold" style:font-name-complex="Cambria" style:font-size-complex="18pt" style:font-weight-complex="bold"/>
    </style:style>
    <style:style style:name="T10" style:family="text">
      <style:text-properties fo:font-size="18pt" fo:language="es" fo:country="ES" fo:font-weight="bold" style:font-name-asian="Cambria" style:font-size-asian="18pt" style:font-weight-asian="bold" style:font-name-complex="Cambria" style:font-size-complex="18pt" style:font-weight-complex="bold"/>
    </style:style>
    <style:style style:name="T11" style:family="text">
      <style:text-properties fo:color="#434343" fo:font-size="12pt" style:text-underline-style="solid" style:text-underline-width="auto" style:text-underline-color="font-color" style:font-name-asian="Verdana" style:font-size-asian="12pt" style:font-name-complex="Verdana" style:font-size-complex="12pt"/>
    </style:style>
    <style:style style:name="T12" style:family="text">
      <style:text-properties fo:color="#274e13" fo:font-size="12pt" style:font-name-asian="Verdana" style:font-size-asian="12pt" style:font-name-complex="Verdana" style:font-size-complex="12pt"/>
    </style:style>
    <style:style style:name="T13" style:family="text">
      <style:text-properties fo:color="#ff0000" fo:font-size="12pt" style:font-name-asian="Verdana" style:font-size-asian="12pt" style:font-name-complex="Verdana" style:font-size-complex="12pt"/>
    </style:style>
    <style:style style:name="T14" style:family="text">
      <style:text-properties fo:color="#cc0000" fo:font-size="12pt" style:font-name-asian="Verdana" style:font-size-asian="12pt" style:font-name-complex="Verdana" style:font-size-complex="12pt"/>
    </style:style>
    <style:style style:name="T15" style:family="text">
      <style:text-properties fo:color="#cc0000" fo:font-size="12pt" style:text-underline-style="solid" style:text-underline-width="auto" style:text-underline-color="font-color" style:font-name-asian="Verdana" style:font-size-asian="12pt" style:font-name-complex="Verdana" style:font-size-complex="12pt"/>
    </style:style>
    <style:style style:name="T16" style:family="text">
      <style:text-properties fo:color="#cc0000"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17" style:family="text">
      <style:text-properties fo:color="#cc0000" fo:font-size="12pt" fo:font-weight="bold" style:font-name-asian="Verdana" style:font-size-asian="12pt" style:font-weight-asian="bold" style:font-name-complex="Verdana" style:font-size-complex="12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f123b" style:font-weight-asian="normal" style:font-weight-complex="normal"/>
    </style:style>
    <style:style style:name="T20" style:family="text">
      <style:text-properties fo:font-weight="normal" officeooo:rsid="001e6bf7" style:font-weight-asian="normal" style:font-weight-complex="normal"/>
    </style:style>
    <style:style style:name="T21" style:family="text">
      <style:text-properties fo:font-weight="bold" style:font-weight-asian="bold" style:font-weight-complex="bold"/>
    </style:style>
    <style:style style:name="T22" style:family="text">
      <style:text-properties officeooo:rsid="001e0ad9"/>
    </style:style>
    <style:style style:name="T23" style:family="text">
      <style:text-properties officeooo:rsid="001e6b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26">FIUBA - 75.07</text:p>
      <text:p text:style-name="P20"><text:span text:style-name="T10">Algoritmos</text:span><text:span text:style-name="T9"> y programación III</text:span></text:p>
      <text:p text:style-name="P27">Trabajo práctico 2: FonTruco</text:p>
      <text:p text:style-name="P29">2do cuatrimestre, 2015</text:p>
      <text:p text:style-name="P29">(trabajo grupal)</text:p>
      <text:p text:style-name="P12">Alumno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Nombre</text:p>
          </table:table-cell>
          <table:table-cell table:style-name="Table1.A1" office:value-type="string">
            <text:p text:style-name="P2">Padrón</text:p>
          </table:table-cell>
          <table:table-cell table:style-name="Table1.A1" office:value-type="string">
            <text:p text:style-name="P2">PuertoEstelarTerranMail</text:p>
          </table:table-cell>
        </table:table-row>
        <table:table-row>
          <table:table-cell table:style-name="Table1.A2" office:value-type="string">
            <text:p text:style-name="P3">Daciuk, Alexis</text:p>
          </table:table-cell>
          <table:table-cell table:style-name="Table1.A2" office:value-type="string">
            <text:p text:style-name="P3">97630</text:p>
          </table:table-cell>
          <table:table-cell table:style-name="Table1.A1" office:value-type="string">
            <text:p text:style-name="P4">adaciuk@gmail.com</text:p>
          </table:table-cell>
        </table:table-row>
        <table:table-row>
          <table:table-cell table:style-name="Table1.A2" office:value-type="string">
            <text:p text:style-name="P3">Llauro, Manuel</text:p>
          </table:table-cell>
          <table:table-cell table:style-name="Table1.A2" office:value-type="string">
            <text:p text:style-name="P3">95736</text:p>
          </table:table-cell>
          <table:table-cell table:style-name="Table1.A1" office:value-type="string">
            <text:p text:style-name="P4">llauromanuel@gmail.com</text:p>
          </table:table-cell>
        </table:table-row>
        <table:table-row>
          <table:table-cell table:style-name="Table1.A2" office:value-type="string">
            <text:p text:style-name="P3">Risaro, Lucas</text:p>
          </table:table-cell>
          <table:table-cell table:style-name="Table1.A2" office:value-type="string">
            <text:p text:style-name="P3">94335</text:p>
          </table:table-cell>
          <table:table-cell table:style-name="Table1.A1" office:value-type="string">
            <text:p text:style-name="P5"/>
          </table:table-cell>
        </table:table-row>
        <table:table-row>
          <table:table-cell table:style-name="Table1.A2" office:value-type="string">
            <text:p text:style-name="P3">Rozanec, Matias</text:p>
          </table:table-cell>
          <table:table-cell table:style-name="Table1.A2" office:value-type="string">
            <text:p text:style-name="P3">97404</text:p>
          </table:table-cell>
          <table:table-cell table:style-name="Table1.A1" office:value-type="string">
            <text:p text:style-name="P5"/>
          </table:table-cell>
        </table:table-row>
      </table:table>
      <text:p text:style-name="P16"/>
      <text:p text:style-name="P12"/>
      <text:p text:style-name="P16"><text:span text:style-name="T8">Fecha de entrega final</text:span><text:span text:style-name="T2">: Miércoles 2/12/2015 - Jueves 3/12/2015</text:span></text:p>
      <text:p text:style-name="P12"/>
      <text:p text:style-name="P16"><text:span text:style-name="T8">Tutor</text:span><text:span text:style-name="T2">:</text:span></text:p>
      <text:p text:style-name="P12"/>
      <text:p text:style-name="P16"><text:span text:style-name="T8">Nota Final</text:span><text:span text:style-name="T2">:</text:span></text:p>
      <text:p text:style-name="P12"/>
      <text:p text:style-name="P12"/>
      <text:p text:style-name="P6"/>
      <text:p text:style-name="P9"><text:bookmark text:name="id.gjdgxs"/></text:p>
      <text:h text:style-name="P55" text:outline-level="10"><text:bookmark text:name="id.30j0zll"/></text:h>
      <text:p text:style-name="P23">Introducción<text:bookmark text:name="id.1fob9te"/></text:p>
      <text:h text:style-name="P57" text:outline-level="10">Objetivo del trabajo</text:h>
      <text:p text:style-name="P9"/>
      <text:p text:style-name="P37">Aplicar los conceptos enseñados en la materia a la resolución de un problema, trabajando en forma grupal y utilizando un lenguaje de tipado estático (Java)</text:p>
      <text:p text:style-name="P10"><text:bookmark text:name="id.3znysh7"/></text:p>
      <text:h text:style-name="P57" text:outline-level="10">Consigna general</text:h>
      <text:p text:style-name="P9"/>
      <text:p text:style-name="P37">Desarrollar la aplicación completa, incluyendo el modelo de clases e interfaz gráfica. La aplicación deberá ser acompañada por prueba unitarias e integrales y documentación de diseño. En la siguiente sección se describe la aplicación a desarrollar.<text:bookmark text:name="id.2et92p0"/></text:p>
      <text:p text:style-name="P22">Descripción de la aplicación a desarrollar</text:p>
      <text:p text:style-name="P10">Se deberá desarrollar una aplicación que implemente el juego de cartas popular Truco (https://es.wikipedia.org/wiki/Truco_(juego_de_naipes)) .</text:p>
      <text:p text:style-name="P10"/>
      <text:p text:style-name="P10">Las características del mismo serán:</text:p>
      <text:list xml:id="list2646803696000566169" text:style-name="LS1">
        <text:list-item>
          <text:p text:style-name="P39">Se podrá seleccionar la variante con/sin Flor.</text:p>
        </text:list-item>
        <text:list-item>
          <text:p text:style-name="P39">El juego será entre jugadores humanos.</text:p>
        </text:list-item>
        <text:list-item>
          <text:p text:style-name="P39">Se podrá jugar en las variantes 2 jugadores, 4 jugadores y pica-pica.</text:p>
        </text:list-item>
        <text:list-item>
          <text:p text:style-name="P39">En la variante de 2 jugadores, se podrá jugar contra la computadora, con una inteligencia mínima y determinística (esto se comentará en clase).</text:p>
        </text:list-item>
      </text:list>
      <text:p text:style-name="P10"/>
      <text:p text:style-name="P10"/>
      <text:p text:style-name="P10">Se desarrollará la interfaz visual para la interacción entre los jugadores.</text:p>
      <text:p text:style-name="P10"/>
      <text:p text:style-name="P10"/>
      <text:p text:style-name="P10"/>
      <text:p text:style-name="P10"/>
      <text:p text:style-name="P21"/>
      <text:p text:style-name="P21"/>
      <text:p text:style-name="P21"/>
      <text:p text:style-name="P10"/>
      <text:p text:style-name="P7"><text:soft-page-break/>Entregables</text:p>
      <text:list xml:id="list273070538148697534" text:style-name="LS2">
        <text:list-item>
          <text:p text:style-name="P40">Código fuente de la aplicación completa, incluyendo también: código de la pruebas, archivos de recursos</text:p>
        </text:list-item>
        <text:list-item>
          <text:p text:style-name="P42">Script para compilación y ejecución (ant)</text:p>
        </text:list-item>
        <text:list-item>
          <text:p text:style-name="P42">Informe, acorde a lo especificado en este documento</text:p>
        </text:list-item>
      </text:list>
      <text:p text:style-name="P9"><text:bookmark text:name="id.tyjcwt"/></text:p>
      <text:h text:style-name="P60" text:outline-level="10">Formas de entrega<text:bookmark text:name="id.3dy6vkm"/></text:h>
      <text:h text:style-name="P61" text:outline-level="10"><text:span text:style-name="T4">Habrá </text:span><text:span text:style-name="T11">4 entregas formales</text:span><text:span text:style-name="T2">. </text:span><text:span text:style-name="T4">Las mismas tendrán una calificación de </text:span><text:span text:style-name="T12">APROBADO </text:span><text:span text:style-name="T2">o </text:span><text:span text:style-name="T13">NO APROBADO</text:span><text:span text:style-name="T2"> </text:span><text:span text:style-name="T4">en el momento de la entrega.</text:span></text:h>
      <text:p text:style-name="P17"><text:span text:style-name="T2">Aquél grupo que acumule </text:span><text:span text:style-name="T7">3 no aprobados</text:span><text:span text:style-name="T2">, quedará automáticamente desaprobado con la consiguiente pérdida de regularidad en la materia. </text:span><text:span text:style-name="T7">En cada entrega</text:span><text:span text:style-name="T2"> se debe traer el informe actualizado.</text:span></text:p>
      <text:p text:style-name="P13"/>
      <text:p text:style-name="P16"><text:span text:style-name="T7">1er Entrega</text:span><text:span text:style-name="T2">: </text:span><text:span text:style-name="T13">Mínimamente </text:span><text:span text:style-name="T2">(se aconseja avanzar lo <text:s/>más posible) pruebas de integración y unitarias funcionando que contemplan:</text:span></text:p>
      <text:list xml:id="list7185830990852465282" text:style-name="LS3">
        <text:list-item>
          <text:p text:style-name="P44">Modelado de las cartas y los valores entre ellas</text:p>
        </text:list-item>
        <text:list-item>
          <text:p text:style-name="P44">Modelado de ‘manos’ y ‘mesa’</text:p>
        </text:list-item>
        <text:list-item>
          <text:p text:style-name="P44">Modelado de cálculo envido y flor para una ‘mesa’ dada</text:p>
        </text:list-item>
      </text:list>
      <text:p text:style-name="P12"/>
      <text:p text:style-name="P12"><text:tab/></text:p>
      <text:p text:style-name="P16"><text:span text:style-name="T7">2da Entrega</text:span><text:span text:style-name="T2">:</text:span><text:span text:style-name="T8"> Modelo del Juego Completo</text:span><text:span text:style-name="T2"> con todas las pruebas unitarias y de integración que contemplen todos los casos del enunciado, simulando partidas completas en todas sus variantes. </text:span></text:p>
      <text:p text:style-name="P12"/>
      <text:p text:style-name="P12"/>
      <text:p text:style-name="P16"><text:span text:style-name="T7">3er Entrega</text:span><text:span text:style-name="T2">: Interfaz gráfica Parcial. A determinar por el ayudante.</text:span></text:p>
      <text:p text:style-name="P12"/>
      <text:p text:style-name="P16"><text:span text:style-name="T7">4ta y última Entrega</text:span><text:span text:style-name="T2">: Trabajo Práctico completo funcionando, con interfaz gráfica final, sonidos e informe completo.</text:span></text:p>
      <text:p text:style-name="P9"><text:bookmark text:name="id.1t3h5sf"/><text:soft-page-break/></text:p>
      <text:h text:style-name="P62" text:outline-level="10">Fechas de entrega programadas</text:h>
      <text:p text:style-name="P14"/>
      <text:p text:style-name="P16"><text:span text:style-name="T7">1er Entrega</text:span><text:span text:style-name="T2">: Miércoles 11 / 11 / 2015 - Jueves 12 / 11 / 2015</text:span></text:p>
      <text:p text:style-name="P16"><text:span text:style-name="T7">2da Entrega</text:span><text:span text:style-name="T2">: Miércoles 18 / 11 / 2015 - Jueves 19 / 11 / 2015</text:span></text:p>
      <text:p text:style-name="P16"><text:span text:style-name="T7">3er Entrega</text:span><text:span text:style-name="T2">: Miércoles 25 / 11 / 2015 - Jueves 26 / 11 / 2015</text:span></text:p>
      <text:p text:style-name="P16"><text:span text:style-name="T7">4ta y última Entrega</text:span><text:span text:style-name="T2">: Miércoles 2 / 12 / 2015 - Jueves 3 / 12 / 2015</text:span><text:bookmark text:name="id.4d34og8"/></text:p>
      <text:p text:style-name="P11"><text:bookmark text:name="id.2s8eyo1"/></text:p>
      <text:p text:style-name="P24">Informe<text:bookmark text:name="id.17dp8vu"/></text:p>
      <text:h text:style-name="P63" text:outline-level="10">Supuestos</text:h>
      <text:p text:style-name="P31">[Documentar todos los supuestos hechos sobre el enunciado. Asegurarse de validar con los docentes]</text:p>
      <text:list xml:id="list3434830114434392542" text:style-name="LS4">
        <text:list-item>
          <text:p text:style-name="P43">Al momento de poder cantar envido, es legal repetir el llamado infinitamente (i.e. no hay límite en cuanto a cantidad de llamadas)</text:p>
        </text:list-item>
        <text:list-item>
          <text:p text:style-name="P43"/>
        </text:list-item>
        <text:list-item>
          <text:p text:style-name="P45"><text:bookmark text:name="id.3rdcrjn"/></text:p>
        </text:list-item>
      </text:list>
      <text:h text:style-name="P64" text:outline-level="10">Modelo de dominio</text:h>
      <text:p text:style-name="P31">[Explicar los elementos más relevantes del diseño. Es decir: qué entidades se han creado, qué responsabilidades tienen asignadas, cómo se relacionan, etc]</text:p>
      <text:p text:style-name="P17"><text:span text:style-name="T8">Player: </text:span><text:span text:style-name="T5">I</text:span><text:span text:style-name="T2">nterfaz implementada por HumanPlayer y CpuPlayer. Contiene los métodos que permiten realizar los cantos propios del juego, así como aceptarlos y poder rechazarlos o irse al mazo.</text:span></text:p>
      <text:p text:style-name="P33"/>
      <text:p text:style-name="P17"><text:span text:style-name="T8">Judge:</text:span><text:span text:style-name="T2"> </text:span><text:span text:style-name="T3">Clase que evalua rondas de cartas, se encarga de evaluar las cartas que tienen los jugadores en su Slot para decidir quien gano la ronda o la mano, en caso de que un jugador o equipo haya ganado una mano, informa al Scoreboard sobre quien gano y le dice que juego gano tal jugador, en caso de que sea una ronda, le avisa a table quien gano, asi puede empezar la proxima ronda desde ese jugador</text:span></text:p>
      <text:p text:style-name="P34"/>
      <text:p text:style-name="P17"><text:span text:style-name="T8">Builder:</text:span><text:span text:style-name="T2"> </text:span><text:span text:style-name="T3">Es la clase encargada de instanciar las clases necesarias para un juego de Truco, tambien crea los Players, Teams, Table, Judge, Scoreboard y settea todas las referencias entre cada clase</text:span></text:p>
      <text:p text:style-name="P33"/>
      <text:p text:style-name="P17"><text:span text:style-name="T8">Hand:</text:span><text:span text:style-name="T2"> </text:span><text:span text:style-name="T3"><text:s/>Clase que contiene las cartas de la mano del jugador, tiene metodos que devuelven las cartas que contiene, asi tambien tiene metodos para conocer la cantidad de envido o si sus cartas forman flor.</text:span></text:p>
      <text:p text:style-name="P34"/>
      <text:p text:style-name="P34"><text:soft-page-break/></text:p>
      <text:p text:style-name="P18"><text:span text:style-name="T3">S</text:span><text:span text:style-name="T2">lot:</text:span><text:span text:style-name="T4"> Clase que contiene las cartas jugadas por un determinado jugador, tiene metodos para consultar las cartas en todas las posiciones (tiene 3 posiciones)</text:span></text:p>
      <text:p text:style-name="P18"><text:span text:style-name="T2">Team:</text:span><text:span text:style-name="T4"> Clase que contiene una lista de jugadores que conforman ese equipo y tiene metodos que devuelven si un jugador esta en el Team y metodos varios para consultas sobre el Team.</text:span></text:p>
      <text:p text:style-name="P18"><text:span text:style-name="T2">Scoreboard: </text:span><text:span text:style-name="T4">Clase que se ocupa que llevar los puntajes de los jugadores o equipos, tambien es la clase que se encarga de sumar puntos a quien corresponde, tambien decide cuantos puntos debe aumentarle a cual jugador, tiene metodos de consulta de puntajes de jugadores.</text:span></text:p>
      <text:p text:style-name="P19"><text:span text:style-name="T2">Deck:</text:span><text:span text:style-name="T4"> Clase que representa a un mazo, tiene un metodo que devuelve una carta semi-aleatoria de las cartas que tiene</text:span></text:p>
      <text:p text:style-name="P19"><text:span text:style-name="T2">Card:</text:span><text:span text:style-name="T4"> Clase que representa una carta, tiene un numero, palo y valor</text:span></text:p>
      <text:p text:style-name="P19"><text:span text:style-name="T2">Croupier:</text:span><text:span text:style-name="T4"> Clase que se encarga de devolver una mano que consta de 3 cartas semi-aleatorias listas para jugar, tiene un metodo que devuelve la mano preparada y un metodo para avisarle que empieza una nueva ronda para que use un mazo entero</text:span></text:p>
      <text:p text:style-name="P35"/>
      <text:p text:style-name="P9"><text:bookmark text:name="id.26in1rg"/></text:p>
      <text:h text:style-name="P62" text:outline-level="10">Diagramas de clases</text:h>
      <text:p text:style-name="P17"><text:span text:style-name="T14">[</text:span><text:span text:style-name="T15">Varios</text:span><text:span text:style-name="T14">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10"><text:bookmark text:name="id.lnxbz9"/></text:p>
      <text:h text:style-name="P62" text:outline-level="10">Diagramas de secuencia</text:h>
      <text:p text:style-name="P17"><text:span text:style-name="T14">[</text:span><text:span text:style-name="T15">Varios</text:span><text:span text:style-name="T14"> diagramas de secuencia, mostrando la relación dinámica entre las clases planteando una gran cantidad de escenarios que contemplen las situaciones del trabajo práctico]</text:span></text:p>
      <text:p text:style-name="P10"><text:bookmark text:name="id.35nkun2"/></text:p>
      <text:h text:style-name="P62" text:outline-level="10"><text:soft-page-break/>Diagrama de paquetes</text:h>
      <text:p text:style-name="P32">[incluir un diagrama de paquetes para mostrar el acoplamiento de su trabajo ]</text:p>
      <text:p text:style-name="P10"><text:bookmark text:name="id.1ksv4uv"/></text:p>
      <text:h text:style-name="P62" text:outline-level="10">Diagramas de estado</text:h>
      <text:p text:style-name="P38">[Incluir diagramas de estados, mostrando tanto los estados como <text:s/>las distintas transiciones de los mismos para varias entidades del trabajo práctico ]<text:bookmark text:name="id.44sinio"/></text:p>
      <text:h text:style-name="P62" text:outline-level="10">Detalles de implementación</text:h>
      <text:p text:style-name="P16"><text:span text:style-name="T14">[Deben </text:span><text:span text:style-name="T16">detallar/explicar</text:span><text:span text:style-name="T17"> </text:span><text:span text:style-name="T14">qué estrategias utilizaron para resolver los puntos más conflictivos del trabajo práctico. (Incluida la persistencia) ]</text:span></text:p>
      <text:p text:style-name="P17">Un punto conflictivo del trabajo fue poder saber exactamente en qué estado se encontraba la partida, i.e. si estaba en juego una llamada de envido, si el truco/retruco/vale 4 ya fueron cantados o no, etc., para poder conocer la cantidad de puntos que habría que otorgarle a los ganadores de la ronda una finalizada cada una de ellas, y poder verificar de alguna manera (no demasiado rebuscada) si una llamada que quisiera hacer algún jugador sería válida en el contexto dado.</text:p>
      <text:p text:style-name="P17">Para solucionar esto recurrimos al patrón de diseño state. Así, la mesa guarda el estado en que se encuentra, pudiendo verificarse rápidamente todo lo que se debe verificar, ya que cada estado que puede almacenar la mesa tiene guardada la información necesaria (i.e. posibles llamadas desde ese estado – por ej.: estando en truco se puede cantar retruco, pero no envido) – y el puntaje que otorga ese estado – por ej.: truco otorga 2 puntos).</text:p>
      <text:p text:style-name="P10"><text:bookmark text:name="id.2jxsxqh"/></text:p>
      <text:h text:style-name="P62" text:outline-level="10">Excepciones</text:h>
      <text:p text:style-name="P48">Se crearon las siguientes exepciones para el manejo de errores:</text:p>
      <text:p text:style-name="P50"/>
      <text:p text:style-name="P52"><text:span text:style-name="T21">DonTHaveThatCardException</text:span><text:span text:style-name="T22">: Excepcion que se lanza cuando un jugador trata de jugar una carta que no posee.</text:span></text:p>
      <text:p text:style-name="P49"/>
      <text:p text:style-name="P51">FirstTeamWonException:<text:span text:style-name="T18"> </text:span><text:span text:style-name="T20">Excepcion que lanza el Scoreboard cuando el primer equipo llego a 30.</text:span></text:p>
      <text:p text:style-name="P51"/>
      <text:p text:style-name="P51">InvalidGameCallException:<text:span text:style-name="T18"> </text:span><text:span text:style-name="T20">Excepcion que lanza la clase Table cuando se quiere jugar un juego que no corresponde (Ej: Envido despues de la primera ronda, Vale 4 sin Truco y Retruco antes).</text:span></text:p>
      <text:p text:style-name="P53"/>
      <text:p text:style-name="P51">I<text:span text:style-name="T23">n</text:span>validNumberOfPlayersException:<text:span text:style-name="T18"> </text:span><text:span text:style-name="T20">Excepcion que lanza el Builder cuando se pasa una cantidad de jugadores impar o mayor a 6.</text:span></text:p>
      <text:p text:style-name="P54"/>
      <text:p text:style-name="P67"><text:soft-page-break/>NobodyWonYetException:<text:span text:style-name="T18"> Excepcion que lanza el un metodo privado de la clase Scoreboard, es de manejo interno.</text:span></text:p>
      <text:p text:style-name="P69"/>
      <text:p text:style-name="P68">NotCardThrownException:<text:span text:style-name="T18"> </text:span><text:span text:style-name="T19">Excepcion que lanza el Slot cuando se consulta por alguna carta en cierta posicion y esa posicion del Slot esta vacia.</text:span></text:p>
      <text:p text:style-name="P70"/>
      <text:p text:style-name="P68">NotYourTurnException:<text:span text:style-name="T18"> </text:span><text:span text:style-name="T19">Excepcion que lanza la Table cuando un jugador trata de jugar y no es su turno.</text:span></text:p>
      <text:p text:style-name="P70"/>
      <text:p text:style-name="P68">PlayerDoesNotExistsException: <text:span text:style-name="T19">Excepcion que lanza un Team cuando no tiene un Player especifico.</text:span></text:p>
      <text:p text:style-name="P70"/>
      <text:p text:style-name="P68">SecondTeamWonException:<text:span text:style-name="T18"> </text:span><text:span text:style-name="T19">Excepcion que lanza el Scoreboard cuando el segundo equipo gano el juego.</text:span></text:p>
      <text:p text:style-name="P71"/>
      <text:p text:style-name="P66"><text:span text:style-name="T2">TeamDoesntExistException: </text:span><text:span text:style-name="T6">Excepcion que lanza Scoreboard cuando se busca el puntaje de un equipo inexistente.</text:span></text:p>
      <text:p text:style-name="P10"><text:bookmark text:name="id.z337ya"/></text:p>
      <text:h text:style-name="P58" text:outline-level="10"><text:bookmark text:name="id.3j2qqm3"/></text:h>
      <text:h text:style-name="P56" text:outline-level="10">Checklist de corrección</text:h>
      <text:p text:style-name="P12">Esta sección es para uso exclusivo de los docentes, por favor no modificar.</text:p>
      <text:p text:style-name="P9"><text:bookmark text:name="id.1y810tw"/></text:p>
      <text:h text:style-name="P65" text:outline-level="10">Carpeta</text:h>
      <text:p text:style-name="P15">Generalidades</text:p>
      <text:list xml:id="list5338663891807685587" text:style-name="LS6">
        <text:list-item>
          <text:p text:style-name="P46">¿Son correctos los supuestos y extensiones?</text:p>
        </text:list-item>
        <text:list-item>
          <text:p text:style-name="P46">¿Es prolija la presentación? (hojas del mismo tamaño, numeradas y con tipografía uniforme)</text:p>
        </text:list-item>
      </text:list>
      <text:p text:style-name="P15">Modelo</text:p>
      <text:list xml:id="list24" text:style-name="LS6">
        <text:list-item>
          <text:p text:style-name="P46">¿Está completo?¿Contempla la totalidad del problema?</text:p>
        </text:list-item>
        <text:list-item>
          <text:p text:style-name="P46">¿Respeta encapsulamiento?</text:p>
        </text:list-item>
        <text:list-item>
          <text:p text:style-name="P46">¿Hace un buen uso de excepciones?</text:p>
        </text:list-item>
        <text:list-item>
          <text:p text:style-name="P46">¿Utiliza polimorfismo en las situaciones esperadas?</text:p>
        </text:list-item>
      </text:list>
      <text:p text:style-name="P9"><text:bookmark text:name="id.4i7ojhp"/></text:p>
      <text:h text:style-name="P65" text:outline-level="10">Diagramas</text:h>
      <text:p text:style-name="P15">Diagrama de clases</text:p>
      <text:list xml:id="list28" text:style-name="LS6">
        <text:list-item>
          <text:p text:style-name="P46">¿Está completo?</text:p>
        </text:list-item>
        <text:list-item>
          <text:p text:style-name="P46">¿Está bien utilizada la notación?</text:p>
        </text:list-item>
      </text:list>
      <text:p text:style-name="P15">Diagramas de secuencia</text:p>
      <text:list xml:id="list30" text:style-name="LS6">
        <text:list-item>
          <text:p text:style-name="P46">¿Está completo?</text:p>
        </text:list-item>
        <text:list-item>
          <text:p text:style-name="P46">¿Es consistente con el diagrama de clases?</text:p>
        </text:list-item>
        <text:list-item>
          <text:p text:style-name="P46">¿Está bien utilizada la notación?</text:p>
        </text:list-item>
      </text:list>
      <text:p text:style-name="P15">Diagrama de estados</text:p>
      <text:list xml:id="list33" text:style-name="LS6">
        <text:list-item>
          <text:p text:style-name="P46">¿Está completo?</text:p>
        </text:list-item>
        <text:list-item>
          <text:p text:style-name="P46">¿Está bien utilizada la notación?</text:p>
        </text:list-item>
      </text:list>
      <text:p text:style-name="P9"><text:bookmark text:name="id.2xcytpi"/></text:p>
      <text:h text:style-name="P59" text:outline-level="10">Código</text:h>
      <text:p text:style-name="P15">Generalidades</text:p>
      <text:list xml:id="list4856443161552532889" text:style-name="LS7">
        <text:list-item>
          <text:p text:style-name="P47">¿Respeta estándares de codificación?</text:p>
        </text:list-item>
        <text:list-item>
          <text:p text:style-name="P47">¿Está correctamente documentado?</text:p>
        </text:list-item>
      </text:list>
      <text:p text:style-name="P8"/>
      <text:p text:style-name="P8"/>
      <text:p text:style-name="P8"><text:soft-page-break/></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ourier New" svg:font-family="'Courier New'"/>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text-underline-style="solid" style:text-underline-width="auto" style:text-underline-color="font-color" style:font-name-asian="Trebuchet MS" style:font-family-asian="'Trebuchet MS'" style:font-name-complex="Trebuchet MS" style:font-family-complex="'Trebuchet MS'"/>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style:font-name-asian="Trebuchet MS" style:font-family-asian="'Trebuchet MS'" style:font-name-complex="Trebuchet MS" style:font-family-complex="'Trebuchet MS'"/>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tyle="italic" style:font-name-asian="Trebuchet MS" style:font-family-asian="'Trebuchet MS'" style:font-style-asian="italic" style:font-name-complex="Trebuchet MS" style:font-family-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space-before="1.3748in" text:min-label-width="0.1252in"/>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space-before="2.8748in" text:min-label-width="0.1252in"/>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1"/>
      </text:list-level-style-bullet>
      <text:list-level-style-bullet text:level="2" text:style-name="List2Level1" text:bullet-char="●">
        <style:list-level-properties text:space-before="0.75in"/>
        <style:text-properties style:font-name="Verdana1"/>
      </text:list-level-style-bullet>
      <text:list-level-style-bullet text:level="3" text:style-name="List2Level2" text:bullet-char="●">
        <style:list-level-properties text:space-before="1.3752in"/>
        <style:text-properties style:font-name="Verdana1"/>
      </text:list-level-style-bullet>
      <text:list-level-style-bullet text:level="4" text:style-name="List2Level3" text:bullet-char="●">
        <style:list-level-properties text:space-before="1.75in"/>
        <style:text-properties style:font-name="Verdana1"/>
      </text:list-level-style-bullet>
      <text:list-level-style-bullet text:level="5" text:style-name="List2Level4" text:bullet-char="●">
        <style:list-level-properties text:space-before="2.25in"/>
        <style:text-properties style:font-name="Verdana1"/>
      </text:list-level-style-bullet>
      <text:list-level-style-bullet text:level="6" text:style-name="List2Level5" text:bullet-char="●">
        <style:list-level-properties text:space-before="2.8752in"/>
        <style:text-properties style:font-name="Verdana1"/>
      </text:list-level-style-bullet>
      <text:list-level-style-bullet text:level="7" text:style-name="List2Level6" text:bullet-char="●">
        <style:list-level-properties text:space-before="3.25in"/>
        <style:text-properties style:font-name="Verdana1"/>
      </text:list-level-style-bullet>
      <text:list-level-style-bullet text:level="8" text:style-name="List2Level7" text:bullet-char="●">
        <style:list-level-properties text:space-before="3.75in"/>
        <style:text-properties style:font-name="Verdana1"/>
      </text:list-level-style-bullet>
      <text:list-level-style-bullet text:level="9" text:style-name="List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Times New Roman"/>
      </text:list-level-style-bullet>
      <text:list-level-style-bullet text:level="2" text:style-name="List3Level1" text:bullet-char="○">
        <style:list-level-properties text:space-before="0.75in" text:min-label-width="0.25in"/>
        <style:text-properties style:font-name="Times New Roman"/>
      </text:list-level-style-bullet>
      <text:list-level-style-bullet text:level="3" text:style-name="List3Level2" text:bullet-char="■">
        <style:list-level-properties text:space-before="1.3748in" text:min-label-width="0.1252in"/>
        <style:text-properties style:font-name="Times New Roman"/>
      </text:list-level-style-bullet>
      <text:list-level-style-bullet text:level="4" text:style-name="List3Level3" text:bullet-char="●">
        <style:list-level-properties text:space-before="1.75in" text:min-label-width="0.25in"/>
        <style:text-properties style:font-name="Times New Roman"/>
      </text:list-level-style-bullet>
      <text:list-level-style-bullet text:level="5" text:style-name="List3Level4" text:bullet-char="○">
        <style:list-level-properties text:space-before="2.25in" text:min-label-width="0.25in"/>
        <style:text-properties style:font-name="Times New Roman"/>
      </text:list-level-style-bullet>
      <text:list-level-style-bullet text:level="6" text:style-name="List3Level5" text:bullet-char="■">
        <style:list-level-properties text:space-before="2.8748in" text:min-label-width="0.1252in"/>
        <style:text-properties style:font-name="Times New Roman"/>
      </text:list-level-style-bullet>
      <text:list-level-style-bullet text:level="7" text:style-name="List3Level6" text:bullet-char="●">
        <style:list-level-properties text:space-before="3.25in" text:min-label-width="0.25in"/>
        <style:text-properties style:font-name="Times New Roman"/>
      </text:list-level-style-bullet>
      <text:list-level-style-bullet text:level="8" text:style-name="List3Level7" text:bullet-char="○">
        <style:list-level-properties text:space-before="3.75in" text:min-label-width="0.25in"/>
        <style:text-properties style:font-name="Times New Roman"/>
      </text:list-level-style-bullet>
      <text:list-level-style-bullet text:level="9" text:style-name="List3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space-before="1.3748in" text:min-label-width="0.1252in"/>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space-before="2.8748in" text:min-label-width="0.1252in"/>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Times New Roman"/>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Times New Roman"/>
      </text:list-level-style-bullet>
      <text:list-level-style-bullet text:level="4" text:style-name="List5Level3" text:bullet-char="●">
        <style:list-level-properties text:space-before="1.75in" text:min-label-width="0.25in"/>
        <style:text-properties style:font-name="Times New Roman"/>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Times New Roman"/>
      </text:list-level-style-bullet>
      <text:list-level-style-bullet text:level="7" text:style-name="List5Level6" text:bullet-char="●">
        <style:list-level-properties text:space-before="3.25in" text:min-label-width="0.25in"/>
        <style:text-properties style:font-name="Times New Roman"/>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style:text-properties style:font-name="Verdana1"/>
      </text:list-level-style-bullet>
      <text:list-level-style-bullet text:level="2" text:style-name="List6Level1" text:bullet-char="●">
        <style:list-level-properties text:space-before="0.75in"/>
        <style:text-properties style:font-name="Verdana1"/>
      </text:list-level-style-bullet>
      <text:list-level-style-bullet text:level="3" text:style-name="List6Level2" text:bullet-char="●">
        <style:list-level-properties text:space-before="1.3752in"/>
        <style:text-properties style:font-name="Verdana1"/>
      </text:list-level-style-bullet>
      <text:list-level-style-bullet text:level="4" text:style-name="List6Level3" text:bullet-char="●">
        <style:list-level-properties text:space-before="1.75in"/>
        <style:text-properties style:font-name="Verdana1"/>
      </text:list-level-style-bullet>
      <text:list-level-style-bullet text:level="5" text:style-name="List6Level4" text:bullet-char="●">
        <style:list-level-properties text:space-before="2.25in"/>
        <style:text-properties style:font-name="Verdana1"/>
      </text:list-level-style-bullet>
      <text:list-level-style-bullet text:level="6" text:style-name="List6Level5" text:bullet-char="●">
        <style:list-level-properties text:space-before="2.8752in"/>
        <style:text-properties style:font-name="Verdana1"/>
      </text:list-level-style-bullet>
      <text:list-level-style-bullet text:level="7" text:style-name="List6Level6" text:bullet-char="●">
        <style:list-level-properties text:space-before="3.25in"/>
        <style:text-properties style:font-name="Verdana1"/>
      </text:list-level-style-bullet>
      <text:list-level-style-bullet text:level="8" text:style-name="List6Level7" text:bullet-char="●">
        <style:list-level-properties text:space-before="3.75in"/>
        <style:text-properties style:font-name="Verdana1"/>
      </text:list-level-style-bullet>
      <text:list-level-style-bullet text:level="9" text:style-name="List6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style:text-properties style:font-name="Verdana1"/>
      </text:list-level-style-bullet>
      <text:list-level-style-bullet text:level="2" text:style-name="List7Level1" text:bullet-char="●">
        <style:list-level-properties text:space-before="0.75in"/>
        <style:text-properties style:font-name="Verdana1"/>
      </text:list-level-style-bullet>
      <text:list-level-style-bullet text:level="3" text:style-name="List7Level2" text:bullet-char="●">
        <style:list-level-properties text:space-before="1.3752in"/>
        <style:text-properties style:font-name="Verdana1"/>
      </text:list-level-style-bullet>
      <text:list-level-style-bullet text:level="4" text:style-name="List7Level3" text:bullet-char="●">
        <style:list-level-properties text:space-before="1.75in"/>
        <style:text-properties style:font-name="Verdana1"/>
      </text:list-level-style-bullet>
      <text:list-level-style-bullet text:level="5" text:style-name="List7Level4" text:bullet-char="●">
        <style:list-level-properties text:space-before="2.25in"/>
        <style:text-properties style:font-name="Verdana1"/>
      </text:list-level-style-bullet>
      <text:list-level-style-bullet text:level="6" text:style-name="List7Level5" text:bullet-char="●">
        <style:list-level-properties text:space-before="2.8752in"/>
        <style:text-properties style:font-name="Verdana1"/>
      </text:list-level-style-bullet>
      <text:list-level-style-bullet text:level="7" text:style-name="List7Level6" text:bullet-char="●">
        <style:list-level-properties text:space-before="3.25in"/>
        <style:text-properties style:font-name="Verdana1"/>
      </text:list-level-style-bullet>
      <text:list-level-style-bullet text:level="8" text:style-name="List7Level7" text:bullet-char="●">
        <style:list-level-properties text:space-before="3.75in"/>
        <style:text-properties style:font-name="Verdana1"/>
      </text:list-level-style-bullet>
      <text:list-level-style-bullet text:level="9" text:style-name="List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0</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dc:title/>
    <meta:initial-creator/>
    <meta:editing-cycles>5</meta:editing-cycles>
    <dc:date>2015-12-10T14:20:15.764405641</dc:date>
    <meta:editing-duration>PT34M38S</meta:editing-duration>
    <meta:document-statistic meta:table-count="1" meta:image-count="0" meta:object-count="0" meta:page-count="10" meta:paragraph-count="125" meta:word-count="1452" meta:character-count="9096" meta:non-whitespace-character-count="7784"/>
  </office:meta>
</office:document-meta>
</file>